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textarea-horizontal-align="justify" draw:textarea-vertical-align="middle" draw:auto-grow-height="false"/>
    </style:style>
    <style:style style:name="gr2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87cm" svg:height="1.953cm" svg:x="3.023cm" svg:y="1.72cm">
          <text:p text:style-name="P1">personal account</text:p>
          <text:p text:style-name="P1">personal account name = pa_name</text:p>
          <text:p text:style-name="P1">personal account group = pa_group</text:p>
          <text:p text:style-name="P1">(pa_group should be organization relative)</text:p>
          <text:p text:style-name="P1">personal account is member of ca_grou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73cm" svg:height="1.952cm" svg:x="3.034cm" svg:y="9.659cm">
          <text:p text:style-name="P1">login a to *nix mach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087cm" svg:height="1.953cm" svg:x="9.224cm" svg:y="5.821cm">
          <text:p text:style-name="P1">central account</text:p>
          <text:p text:style-name="P1">central account name = ca_name</text:p>
          <text:p text:style-name="P1">central account group = ca_group</text:p>
          <text:p text:style-name="P1">(ca_group should be Tools related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73cm" svg:height="1.952cm" svg:x="8.735cm" svg:y="12.559cm">
          <text:p text:style-name="P1">source the profile of the central accou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01cm" svg:height="2.029cm" svg:x="22.724cm" svg:y="3.161cm">
          <text:p text:style-name="P1">Too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01cm" svg:height="2.029cm" svg:x="19.623cm" svg:y="2.16cm">
          <text:p text:style-name="P1">Tools</text:p>
          <text:p text:style-name="P1">avec un setup snippet</text:p>
          <text:p text:style-name="P1">inside of the 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73cm" svg:height="1.952cm" svg:x="19.136cm" svg:y="14.959cm">
          <text:p text:style-name="P1">setup the Tools 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73cm" svg:height="1.952cm" svg:x="21.838cm" svg:y="17.559cm">
          <text:p text:style-name="P1">setup the Tools 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.747cm" svg:y1="11.597cm" svg:x2="8.952cm" svg:y2="12.744cm">
          <text:p/>
        </draw:line>
        <draw:line draw:style-name="gr4" draw:text-style-name="P1" draw:layer="layout" svg:x1="13.143cm" svg:y1="14.332cm" svg:x2="18.962cm" svg:y2="15.125cm">
          <text:p/>
        </draw:line>
        <draw:line draw:style-name="gr4" draw:text-style-name="P1" draw:layer="layout" svg:x1="13.144cm" svg:y1="14.333cm" svg:x2="21.784cm" svg:y2="18.476cm">
          <text:p/>
        </draw:line>
        <draw:frame draw:style-name="gr5" draw:layer="layout" svg:width="10.772cm" svg:height="3.095cm" svg:x="5.292cm" svg:y="14.816cm">
          <draw:text-box>
            <text:p>The central account determines</text:p>
            <text:p>which Tools tree must be taken into</text:p>
            <text:p>account and which is the exact order</text:p>
            <text:p>of their respective precedence</text:p>
          </draw:text-box>
        </draw:frame>
        <draw:frame draw:style-name="gr5" draw:layer="layout" svg:width="13.126cm" svg:height="0.962cm" svg:x="17.198cm" svg:y="1cm">
          <draw:text-box>
            <text:p>Tools trees are owned by ca_name:ca_grou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3-13T20:07:57.156913307</meta:creation-date>
    <dc:date>2014-03-14T07:57:27.033141691</dc:date>
    <dc:creator>Pierre </dc:creator>
    <meta:editing-duration>PT11H41M32S</meta:editing-duration>
    <meta:editing-cycles>2</meta:editing-cycles>
    <meta:generator>LibreOffice/4.1.5.3$Linux_X86_64 LibreOffice_project/410$Build-3</meta:generator>
    <meta:document-statistic meta:object-count="13"/>
  </office:meta>
</office:document-meta>
</file>